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All timings are in milliseconds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Firefox on SMH’s dev machine</text:p>
          </table:table-cell>
          <table:table-cell table:number-columns-repeated="4"/>
          <table:table-cell office:value-type="string" calcext:value-type="string">
            <text:p>Chrome on SMH’s dev machine</text:p>
          </table:table-cell>
          <table:table-cell table:number-columns-repeated="4"/>
          <table:table-cell office:value-type="string" calcext:value-type="string">
            <text:p>Chrome on SMH’s Windows laptop</text:p>
          </table:table-cell>
          <table:table-cell table:number-columns-repeated="4"/>
          <table:table-cell office:value-type="string" calcext:value-type="string">
            <text:p>Edge on SMH’s Windows laptop</text:p>
          </table:table-cell>
          <table:table-cell table:number-columns-repeated="5"/>
          <table:table-cell office:value-type="string" calcext:value-type="string">
            <text:p>Safari on Pia’s Macbook – 2 GHz network</text:p>
          </table:table-cell>
          <table:table-cell table:number-columns-repeated="2"/>
          <table:table-cell office:value-type="string" calcext:value-type="string">
            <text:p>Chrome on David C’s Macbook – TNA network</text:p>
          </table:table-cell>
          <table:table-cell table:number-columns-repeated="3"/>
          <table:table-cell office:value-type="string" calcext:value-type="string">
            <text:p>Firefox on David C’s Macbook – TNA network</text:p>
          </table:table-cell>
          <table:table-cell table:number-columns-repeated="3"/>
          <table:table-cell office:value-type="string" calcext:value-type="string">
            <text:p>Safari on David C’s Macbook – TNA networ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 info (whole file)</text:p>
          </table:table-cell>
          <table:table-cell office:value-type="string" calcext:value-type="string">
            <text:p>file info (chunked)</text:p>
          </table:table-cell>
          <table:table-cell office:value-type="string" calcext:value-type="string">
            <text:p>file info (WASM)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file info (whole file)</text:p>
          </table:table-cell>
          <table:table-cell office:value-type="string" calcext:value-type="string">
            <text:p>file info (chunked)</text:p>
          </table:table-cell>
          <table:table-cell office:value-type="string" calcext:value-type="string">
            <text:p>file info (WASM)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file info (whole file)</text:p>
          </table:table-cell>
          <table:table-cell office:value-type="string" calcext:value-type="string">
            <text:p>file info (chunked)</text:p>
          </table:table-cell>
          <table:table-cell office:value-type="string" calcext:value-type="string">
            <text:p>file info (WASM)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file selection (approx)</text:p>
          </table:table-cell>
          <table:table-cell office:value-type="string" calcext:value-type="string">
            <text:p>file info (whole file)</text:p>
          </table:table-cell>
          <table:table-cell office:value-type="string" calcext:value-type="string">
            <text:p>file info (chunked)</text:p>
          </table:table-cell>
          <table:table-cell office:value-type="string" calcext:value-type="string">
            <text:p>file info (WASM)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get file info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file info (chunked)</text:p>
          </table:table-cell>
          <table:table-cell office:value-type="string" calcext:value-type="string">
            <text:p>file info (WASM)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file info (chunked)</text:p>
          </table:table-cell>
          <table:table-cell office:value-type="string" calcext:value-type="string">
            <text:p>file info (WASM)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file info (chunked)</text:p>
          </table:table-cell>
          <table:table-cell office:value-type="string" calcext:value-type="string">
            <text:p>file info (WASM)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</table:table-row>
        <table:table-row table:style-name="ro1">
          <table:table-cell office:value-type="string" calcext:value-type="string">
            <text:p>100 images</text:p>
          </table:table-cell>
          <table:table-cell office:value-type="float" office:value="449" calcext:value-type="float">
            <text:p>449</text:p>
          </table:table-cell>
          <table:table-cell office:value-type="float" office:value="1379" calcext:value-type="float">
            <text:p>1379</text:p>
          </table:table-cell>
          <table:table-cell office:value-type="float" office:value="693" calcext:value-type="float">
            <text:p>693</text:p>
          </table:table-cell>
          <table:table-cell office:value-type="float" office:value="1478" calcext:value-type="float">
            <text:p>1478</text:p>
          </table:table-cell>
          <table:table-cell office:value-type="float" office:value="8755" calcext:value-type="float">
            <text:p>8755</text:p>
          </table:table-cell>
          <table:table-cell office:value-type="float" office:value="157" calcext:value-type="float">
            <text:p>157</text:p>
          </table:table-cell>
          <table:table-cell office:value-type="float" office:value="396" calcext:value-type="float">
            <text:p>396</text:p>
          </table:table-cell>
          <table:table-cell office:value-type="float" office:value="354" calcext:value-type="float">
            <text:p>354</text:p>
          </table:table-cell>
          <table:table-cell office:value-type="float" office:value="2704" calcext:value-type="float">
            <text:p>2704</text:p>
          </table:table-cell>
          <table:table-cell office:value-type="float" office:value="9980" calcext:value-type="float">
            <text:p>998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000 images</text:p>
          </table:table-cell>
          <table:table-cell office:value-type="float" office:value="1793" calcext:value-type="float">
            <text:p>1793</text:p>
          </table:table-cell>
          <table:table-cell office:value-type="float" office:value="12545" calcext:value-type="float">
            <text:p>12545</text:p>
          </table:table-cell>
          <table:table-cell office:value-type="float" office:value="2177" calcext:value-type="float">
            <text:p>2177</text:p>
          </table:table-cell>
          <table:table-cell office:value-type="float" office:value="4636" calcext:value-type="float">
            <text:p>4636</text:p>
          </table:table-cell>
          <table:table-cell office:value-type="float" office:value="86844" calcext:value-type="float">
            <text:p>86844</text:p>
          </table:table-cell>
          <table:table-cell office:value-type="float" office:value="1539" calcext:value-type="float">
            <text:p>1539</text:p>
          </table:table-cell>
          <table:table-cell office:value-type="float" office:value="3840" calcext:value-type="float">
            <text:p>3840</text:p>
          </table:table-cell>
          <table:table-cell office:value-type="float" office:value="3481" calcext:value-type="float">
            <text:p>3481</text:p>
          </table:table-cell>
          <table:table-cell office:value-type="float" office:value="6225" calcext:value-type="float">
            <text:p>6225</text:p>
          </table:table-cell>
          <table:table-cell office:value-type="float" office:value="102237" calcext:value-type="float">
            <text:p>102237</text:p>
          </table:table-cell>
          <table:table-cell office:value-type="float" office:value="100852" calcext:value-type="float">
            <text:p>100852</text:p>
          </table:table-cell>
          <table:table-cell office:value-type="float" office:value="235524" calcext:value-type="float">
            <text:p>235524</text:p>
          </table:table-cell>
          <table:table-cell office:value-type="float" office:value="193362" calcext:value-type="float">
            <text:p>193362</text:p>
          </table:table-cell>
          <table:table-cell office:value-type="float" office:value="4791" calcext:value-type="float">
            <text:p>4791</text:p>
          </table:table-cell>
          <table:table-cell office:value-type="float" office:value="459354" calcext:value-type="float">
            <text:p>459354</text:p>
          </table:table-cell>
          <table:table-cell table:formula="of:=70*1000" office:value-type="float" office:value="70000" calcext:value-type="float">
            <text:p>70000</text:p>
          </table:table-cell>
          <table:table-cell office:value-type="float" office:value="57760" calcext:value-type="float">
            <text:p>57760</text:p>
          </table:table-cell>
          <table:table-cell office:value-type="float" office:value="24963" calcext:value-type="float">
            <text:p>24963</text:p>
          </table:table-cell>
          <table:table-cell/>
          <table:table-cell office:value-type="float" office:value="5176" calcext:value-type="float">
            <text:p>5176</text:p>
          </table:table-cell>
          <table:table-cell office:value-type="float" office:value="177476" calcext:value-type="float">
            <text:p>177476</text:p>
          </table:table-cell>
          <table:table-cell table:number-columns-repeated="3"/>
          <table:table-cell office:value-type="float" office:value="2186" calcext:value-type="float">
            <text:p>2186</text:p>
          </table:table-cell>
          <table:table-cell office:value-type="float" office:value="1796" calcext:value-type="float">
            <text:p>1796</text:p>
          </table:table-cell>
          <table:table-cell office:value-type="float" office:value="11604" calcext:value-type="float">
            <text:p>11604</text:p>
          </table:table-cell>
          <table:table-cell office:value-type="float" office:value="116989" calcext:value-type="float">
            <text:p>116989</text:p>
          </table:table-cell>
          <table:table-cell office:value-type="float" office:value="2884" calcext:value-type="float">
            <text:p>2884</text:p>
          </table:table-cell>
          <table:table-cell office:value-type="float" office:value="2606" calcext:value-type="float">
            <text:p>2606</text:p>
          </table:table-cell>
          <table:table-cell office:value-type="float" office:value="10842" calcext:value-type="float">
            <text:p>10842</text:p>
          </table:table-cell>
          <table:table-cell office:value-type="float" office:value="91080" calcext:value-type="float">
            <text:p>91080</text:p>
          </table:table-cell>
          <table:table-cell office:value-type="float" office:value="3098" calcext:value-type="float">
            <text:p>3098</text:p>
          </table:table-cell>
          <table:table-cell/>
          <table:table-cell office:value-type="float" office:value="8979" calcext:value-type="float">
            <text:p>8979</text:p>
          </table:table-cell>
          <table:table-cell office:value-type="float" office:value="117489" calcext:value-type="float">
            <text:p>117489</text:p>
          </table:table-cell>
        </table:table-row>
        <table:table-row table:style-name="ro1">
          <table:table-cell office:value-type="string" calcext:value-type="string">
            <text:p>10000 images</text:p>
          </table:table-cell>
          <table:table-cell office:value-type="float" office:value="11230" calcext:value-type="float">
            <text:p>11230</text:p>
          </table:table-cell>
          <table:table-cell office:value-type="float" office:value="225690" calcext:value-type="float">
            <text:p>225690</text:p>
          </table:table-cell>
          <table:table-cell office:value-type="float" office:value="19228" calcext:value-type="float">
            <text:p>19228</text:p>
          </table:table-cell>
          <table:table-cell office:value-type="float" office:value="30154" calcext:value-type="float">
            <text:p>30154</text:p>
          </table:table-cell>
          <table:table-cell office:value-type="float" office:value="556419" calcext:value-type="float">
            <text:p>556419</text:p>
          </table:table-cell>
          <table:table-cell office:value-type="float" office:value="16033" calcext:value-type="float">
            <text:p>16033</text:p>
          </table:table-cell>
          <table:table-cell office:value-type="float" office:value="36656" calcext:value-type="float">
            <text:p>36656</text:p>
          </table:table-cell>
          <table:table-cell office:value-type="float" office:value="33589" calcext:value-type="float">
            <text:p>33589</text:p>
          </table:table-cell>
          <table:table-cell office:value-type="float" office:value="29054" calcext:value-type="float">
            <text:p>29054</text:p>
          </table:table-cell>
          <table:table-cell office:value-type="float" office:value="1062871" calcext:value-type="float">
            <text:p>1062871</text:p>
          </table:table-cell>
          <table:table-cell office:value-type="float" office:value="1022581" calcext:value-type="float">
            <text:p>1022581</text:p>
          </table:table-cell>
          <table:table-cell office:value-type="float" office:value="2135901" calcext:value-type="float">
            <text:p>2135901</text:p>
          </table:table-cell>
          <table:table-cell office:value-type="float" office:value="1791044" calcext:value-type="float">
            <text:p>1791044</text:p>
          </table:table-cell>
          <table:table-cell office:value-type="float" office:value="41607" calcext:value-type="float">
            <text:p>41607</text:p>
          </table:table-cell>
          <table:table-cell office:value-type="float" office:value="4788826" calcext:value-type="float">
            <text:p>4788826</text:p>
          </table:table-cell>
          <table:table-cell table:formula="of:=50*60*1000" office:value-type="float" office:value="3000000" calcext:value-type="float">
            <text:p>3000000</text:p>
          </table:table-cell>
          <table:table-cell/>
          <table:table-cell office:value-type="float" office:value="234772" calcext:value-type="float">
            <text:p>234772</text:p>
          </table:table-cell>
          <table:table-cell/>
          <table:table-cell office:value-type="float" office:value="52062" calcext:value-type="float">
            <text:p>52062</text:p>
          </table:table-cell>
          <table:table-cell office:value-type="float" office:value="1522330" calcext:value-type="float">
            <text:p>1522330</text:p>
          </table:table-cell>
          <table:table-cell table:number-columns-repeated="3"/>
          <table:table-cell office:value-type="float" office:value="20843" calcext:value-type="float">
            <text:p>20843</text:p>
          </table:table-cell>
          <table:table-cell office:value-type="float" office:value="17646" calcext:value-type="float">
            <text:p>17646</text:p>
          </table:table-cell>
          <table:table-cell office:value-type="float" office:value="121480" calcext:value-type="float">
            <text:p>121480</text:p>
          </table:table-cell>
          <table:table-cell office:value-type="float" office:value="1349128" calcext:value-type="float">
            <text:p>1349128</text:p>
          </table:table-cell>
          <table:table-cell office:value-type="float" office:value="30280" calcext:value-type="float">
            <text:p>30280</text:p>
          </table:table-cell>
          <table:table-cell office:value-type="float" office:value="29193" calcext:value-type="float">
            <text:p>29193</text:p>
          </table:table-cell>
          <table:table-cell office:value-type="float" office:value="108617" calcext:value-type="float">
            <text:p>108617</text:p>
          </table:table-cell>
          <table:table-cell office:value-type="float" office:value="1194323" calcext:value-type="float">
            <text:p>1194323</text:p>
          </table:table-cell>
          <table:table-cell office:value-type="float" office:value="30685" calcext:value-type="float">
            <text:p>30685</text:p>
          </table:table-cell>
          <table:table-cell/>
          <table:table-cell office:value-type="float" office:value="105643" calcext:value-type="float">
            <text:p>105643</text:p>
          </table:table-cell>
          <table:table-cell>
            <office:annotation draw:style-name="gr1" draw:text-style-name="P2" svg:width="28.99mm" svg:height="49.41mm" svg:x="861.66mm" svg:y="7.57mm" draw:caption-point-x="-6.1mm" draw:caption-point-y="15.1mm">
              <dc:date>2019-12-13T00:00:00</dc:date>
              <text:p text:style-name="P1">Some S3 upload data is missing for Safari because the console logs are <text:s/>refreshed when navigating to the next page if the previous page has been open for more than a few minutes.</text:p>
            </office:annotation>
          </table:table-cell>
        </table:table-row>
        <table:table-row table:style-name="ro1">
          <table:table-cell office:value-type="string" calcext:value-type="string">
            <text:p>500 std files</text:p>
          </table:table-cell>
          <table:table-cell office:value-type="float" office:value="10985" calcext:value-type="float">
            <text:p>10985</text:p>
          </table:table-cell>
          <table:table-cell office:value-type="float" office:value="22118" calcext:value-type="float">
            <text:p>22118</text:p>
          </table:table-cell>
          <table:table-cell office:value-type="float" office:value="24813" calcext:value-type="float">
            <text:p>24813</text:p>
          </table:table-cell>
          <table:table-cell office:value-type="float" office:value="3060" calcext:value-type="float">
            <text:p>3060</text:p>
          </table:table-cell>
          <table:table-cell office:value-type="float" office:value="115569" calcext:value-type="float">
            <text:p>115569</text:p>
          </table:table-cell>
          <table:table-cell office:value-type="float" office:value="16499" calcext:value-type="float">
            <text:p>16499</text:p>
          </table:table-cell>
          <table:table-cell office:value-type="float" office:value="14127" calcext:value-type="float">
            <text:p>14127</text:p>
          </table:table-cell>
          <table:table-cell office:value-type="float" office:value="19646" calcext:value-type="float">
            <text:p>19646</text:p>
          </table:table-cell>
          <table:table-cell office:value-type="float" office:value="2882" calcext:value-type="float">
            <text:p>2882</text:p>
          </table:table-cell>
          <table:table-cell office:value-type="float" office:value="366727" calcext:value-type="float">
            <text:p>366727</text:p>
          </table:table-cell>
          <table:table-cell office:value-type="float" office:value="66841" calcext:value-type="float">
            <text:p>66841</text:p>
          </table:table-cell>
          <table:table-cell office:value-type="float" office:value="117889" calcext:value-type="float">
            <text:p>117889</text:p>
          </table:table-cell>
          <table:table-cell office:value-type="float" office:value="131257" calcext:value-type="float">
            <text:p>131257</text:p>
          </table:table-cell>
          <table:table-cell office:value-type="float" office:value="4502" calcext:value-type="float">
            <text:p>4502</text:p>
          </table:table-cell>
          <table:table-cell office:value-type="float" office:value="367285" calcext:value-type="float">
            <text:p>367285</text:p>
          </table:table-cell>
          <table:table-cell table:formula="of:=30*1000" office:value-type="float" office:value="30000" calcext:value-type="float">
            <text:p>30000</text:p>
          </table:table-cell>
          <table:table-cell office:value-type="float" office:value="37966" calcext:value-type="float">
            <text:p>37966</text:p>
          </table:table-cell>
          <table:table-cell office:value-type="float" office:value="1858023" calcext:value-type="float">
            <text:p>1858023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245476" calcext:value-type="float">
            <text:p>245476</text:p>
          </table:table-cell>
          <table:table-cell table:number-columns-repeated="3"/>
          <table:table-cell office:value-type="float" office:value="11269" calcext:value-type="float">
            <text:p>11269</text:p>
          </table:table-cell>
          <table:table-cell office:value-type="float" office:value="16576" calcext:value-type="float">
            <text:p>16576</text:p>
          </table:table-cell>
          <table:table-cell office:value-type="float" office:value="7941" calcext:value-type="float">
            <text:p>7941</text:p>
          </table:table-cell>
          <table:table-cell office:value-type="float" office:value="137679" calcext:value-type="float">
            <text:p>137679</text:p>
          </table:table-cell>
          <table:table-cell office:value-type="float" office:value="12693" calcext:value-type="float">
            <text:p>12693</text:p>
          </table:table-cell>
          <table:table-cell office:value-type="float" office:value="18597" calcext:value-type="float">
            <text:p>18597</text:p>
          </table:table-cell>
          <table:table-cell office:value-type="float" office:value="5067" calcext:value-type="float">
            <text:p>5067</text:p>
          </table:table-cell>
          <table:table-cell office:value-type="float" office:value="143780" calcext:value-type="float">
            <text:p>143780</text:p>
          </table:table-cell>
          <table:table-cell office:value-type="float" office:value="17511" calcext:value-type="float">
            <text:p>17511</text:p>
          </table:table-cell>
          <table:table-cell/>
          <table:table-cell office:value-type="float" office:value="6979" calcext:value-type="float">
            <text:p>6979</text:p>
          </table:table-cell>
          <table:table-cell/>
        </table:table-row>
        <table:table-row table:style-name="ro1">
          <table:table-cell office:value-type="string" calcext:value-type="string">
            <text:p>1 large file</text:p>
          </table:table-cell>
          <table:table-cell office:value-type="float" office:value="4916" calcext:value-type="float">
            <text:p>4916</text:p>
          </table:table-cell>
          <table:table-cell office:value-type="float" office:value="6230" calcext:value-type="float">
            <text:p>6230</text:p>
          </table:table-cell>
          <table:table-cell office:value-type="float" office:value="11020" calcext:value-type="float">
            <text:p>11020</text:p>
          </table:table-cell>
          <table:table-cell office:value-type="float" office:value="3318" calcext:value-type="float">
            <text:p>3318</text:p>
          </table:table-cell>
          <table:table-cell office:value-type="float" office:value="16879" calcext:value-type="float">
            <text:p>16879</text:p>
          </table:table-cell>
          <table:table-cell office:value-type="float" office:value="2600" calcext:value-type="float">
            <text:p>2600</text:p>
          </table:table-cell>
          <table:table-cell office:value-type="float" office:value="7119" calcext:value-type="float">
            <text:p>7119</text:p>
          </table:table-cell>
          <table:table-cell office:value-type="float" office:value="12883" calcext:value-type="float">
            <text:p>12883</text:p>
          </table:table-cell>
          <table:table-cell office:value-type="float" office:value="859" calcext:value-type="float">
            <text:p>859</text:p>
          </table:table-cell>
          <table:table-cell office:value-type="float" office:value="50922" calcext:value-type="float">
            <text:p>50922</text:p>
          </table:table-cell>
          <table:table-cell office:value-type="float" office:value="7006" calcext:value-type="float">
            <text:p>7006</text:p>
          </table:table-cell>
          <table:table-cell office:value-type="float" office:value="22035" calcext:value-type="float">
            <text:p>22035</text:p>
          </table:table-cell>
          <table:table-cell office:value-type="float" office:value="32354" calcext:value-type="float">
            <text:p>32354</text:p>
          </table:table-cell>
          <table:table-cell office:value-type="float" office:value="1332" calcext:value-type="float">
            <text:p>1332</text:p>
          </table:table-cell>
          <table:table-cell office:value-type="float" office:value="55320" calcext:value-type="float">
            <text:p>55320</text:p>
          </table:table-cell>
          <table:table-cell office:value-type="float" office:value="4000" calcext:value-type="float">
            <text:p>4000</text:p>
          </table:table-cell>
          <table:table-cell office:value-type="float" office:value="11158" calcext:value-type="float">
            <text:p>11158</text:p>
          </table:table-cell>
          <table:table-cell office:value-type="float" office:value="1156674" calcext:value-type="float">
            <text:p>115667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51258" calcext:value-type="float">
            <text:p>51258</text:p>
          </table:table-cell>
          <table:table-cell office:value-type="float" office:value="2379" calcext:value-type="float">
            <text:p>2379</text:p>
          </table:table-cell>
          <table:table-cell office:value-type="float" office:value="1376" calcext:value-type="float">
            <text:p>1376</text:p>
          </table:table-cell>
          <table:table-cell office:value-type="float" office:value="1064766" calcext:value-type="float">
            <text:p>1064766</text:p>
          </table:table-cell>
          <table:table-cell office:value-type="float" office:value="5850" calcext:value-type="float">
            <text:p>5850</text:p>
          </table:table-cell>
          <table:table-cell office:value-type="float" office:value="12102" calcext:value-type="float">
            <text:p>12102</text:p>
          </table:table-cell>
          <table:table-cell office:value-type="float" office:value="14507" calcext:value-type="float">
            <text:p>14507</text:p>
          </table:table-cell>
          <table:table-cell office:value-type="float" office:value="38854" calcext:value-type="float">
            <text:p>38854</text:p>
          </table:table-cell>
          <table:table-cell office:value-type="float" office:value="6168" calcext:value-type="float">
            <text:p>6168</text:p>
          </table:table-cell>
          <table:table-cell office:value-type="float" office:value="9977" calcext:value-type="float">
            <text:p>9977</text:p>
          </table:table-cell>
          <table:table-cell office:value-type="float" office:value="1113" calcext:value-type="float">
            <text:p>1113</text:p>
          </table:table-cell>
          <table:table-cell office:value-type="float" office:value="35054" calcext:value-type="float">
            <text:p>35054</text:p>
          </table:table-cell>
          <table:table-cell office:value-type="float" office:value="10218" calcext:value-type="float">
            <text:p>1021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7038" calcext:value-type="float">
            <text:p>47038</text:p>
          </table:table-cell>
        </table:table-row>
        <table:table-row table:style-name="ro1">
          <table:table-cell office:value-type="string" calcext:value-type="string">
            <text:p>10 large files</text:p>
          </table:table-cell>
          <table:table-cell office:value-type="float" office:value="67698" calcext:value-type="float">
            <text:p>67698</text:p>
          </table:table-cell>
          <table:table-cell office:value-type="float" office:value="82235" calcext:value-type="float">
            <text:p>82235</text:p>
          </table:table-cell>
          <table:table-cell office:value-type="float" office:value="118306" calcext:value-type="float">
            <text:p>118306</text:p>
          </table:table-cell>
          <table:table-cell office:value-type="float" office:value="1219" calcext:value-type="float">
            <text:p>1219</text:p>
          </table:table-cell>
          <table:table-cell office:value-type="float" office:value="152743" calcext:value-type="float">
            <text:p>152743</text:p>
          </table:table-cell>
          <table:table-cell office:value-type="float" office:value="30591" calcext:value-type="float">
            <text:p>30591</text:p>
          </table:table-cell>
          <table:table-cell office:value-type="float" office:value="95410" calcext:value-type="float">
            <text:p>95410</text:p>
          </table:table-cell>
          <table:table-cell office:value-type="float" office:value="141661" calcext:value-type="float">
            <text:p>141661</text:p>
          </table:table-cell>
          <table:table-cell office:value-type="float" office:value="790" calcext:value-type="float">
            <text:p>790</text:p>
          </table:table-cell>
          <table:table-cell office:value-type="float" office:value="604287" calcext:value-type="float">
            <text:p>604287</text:p>
          </table:table-cell>
          <table:table-cell office:value-type="float" office:value="80166" calcext:value-type="float">
            <text:p>80166</text:p>
          </table:table-cell>
          <table:table-cell office:value-type="float" office:value="255530" calcext:value-type="float">
            <text:p>255530</text:p>
          </table:table-cell>
          <table:table-cell office:value-type="float" office:value="315726" calcext:value-type="float">
            <text:p>315726</text:p>
          </table:table-cell>
          <table:table-cell office:value-type="float" office:value="1289" calcext:value-type="float">
            <text:p>1289</text:p>
          </table:table-cell>
          <table:table-cell office:value-type="float" office:value="643870" calcext:value-type="float">
            <text:p>64387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25269910" calcext:value-type="float">
            <text:p>25269910</text:p>
          </table:table-cell>
          <table:table-cell/>
          <table:table-cell office:value-type="float" office:value="3115" calcext:value-type="float">
            <text:p>3115</text:p>
          </table:table-cell>
          <table:table-cell office:value-type="float" office:value="637731" calcext:value-type="float">
            <text:p>637731</text:p>
          </table:table-cell>
          <table:table-cell table:number-columns-repeated="3"/>
          <table:table-cell office:value-type="float" office:value="58307" calcext:value-type="float">
            <text:p>58307</text:p>
          </table:table-cell>
          <table:table-cell office:value-type="float" office:value="111124" calcext:value-type="float">
            <text:p>111124</text:p>
          </table:table-cell>
          <table:table-cell office:value-type="float" office:value="8975" calcext:value-type="float">
            <text:p>8975</text:p>
          </table:table-cell>
          <table:table-cell office:value-type="float" office:value="418195" calcext:value-type="float">
            <text:p>418195</text:p>
          </table:table-cell>
          <table:table-cell office:value-type="float" office:value="62319" calcext:value-type="float">
            <text:p>62319</text:p>
          </table:table-cell>
          <table:table-cell office:value-type="float" office:value="102778" calcext:value-type="float">
            <text:p>102778</text:p>
          </table:table-cell>
          <table:table-cell office:value-type="float" office:value="980" calcext:value-type="float">
            <text:p>980</text:p>
          </table:table-cell>
          <table:table-cell office:value-type="float" office:value="362759" calcext:value-type="float">
            <text:p>362759</text:p>
          </table:table-cell>
          <table:table-cell office:value-type="float" office:value="100749" calcext:value-type="float">
            <text:p>100749</text:p>
          </table:table-cell>
          <table:table-cell/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string" calcext:value-type="string">
            <text:p>1 1.6 GB file</text:p>
          </table:table-cell>
          <table:table-cell/>
          <table:table-cell office:value-type="float" office:value="15561" calcext:value-type="float">
            <text:p>15561</text:p>
          </table:table-cell>
          <table:table-cell office:value-type="float" office:value="26460" calcext:value-type="float">
            <text:p>26460</text:p>
          </table:table-cell>
          <table:table-cell office:value-type="float" office:value="647" calcext:value-type="float">
            <text:p>647</text:p>
          </table:table-cell>
          <table:table-cell office:value-type="float" office:value="38760" calcext:value-type="float">
            <text:p>38760</text:p>
          </table:table-cell>
          <table:table-cell/>
          <table:table-cell office:value-type="float" office:value="18082" calcext:value-type="float">
            <text:p>18082</text:p>
          </table:table-cell>
          <table:table-cell office:value-type="float" office:value="32864" calcext:value-type="float">
            <text:p>32864</text:p>
          </table:table-cell>
          <table:table-cell office:value-type="float" office:value="1099" calcext:value-type="float">
            <text:p>1099</text:p>
          </table:table-cell>
          <table:table-cell office:value-type="float" office:value="17892" calcext:value-type="float">
            <text:p>17892</text:p>
          </table:table-cell>
          <table:table-cell/>
          <table:table-cell office:value-type="float" office:value="44665" calcext:value-type="float">
            <text:p>44665</text:p>
          </table:table-cell>
          <table:table-cell office:value-type="float" office:value="65160" calcext:value-type="float">
            <text:p>65160</text:p>
          </table:table-cell>
          <table:table-cell office:value-type="float" office:value="1303" calcext:value-type="float">
            <text:p>1303</text:p>
          </table:table-cell>
          <table:table-cell office:value-type="float" office:value="143312" calcext:value-type="float">
            <text:p>14331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918632" calcext:value-type="float">
            <text:p>2918632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149272" calcext:value-type="float">
            <text:p>149272</text:p>
          </table:table-cell>
          <table:table-cell table:number-columns-repeated="3"/>
          <table:table-cell office:value-type="float" office:value="14484" calcext:value-type="float">
            <text:p>14484</text:p>
          </table:table-cell>
          <table:table-cell office:value-type="float" office:value="27583" calcext:value-type="float">
            <text:p>27583</text:p>
          </table:table-cell>
          <table:table-cell office:value-type="float" office:value="1054" calcext:value-type="float">
            <text:p>1054</text:p>
          </table:table-cell>
          <table:table-cell office:value-type="float" office:value="102005" calcext:value-type="float">
            <text:p>102005</text:p>
          </table:table-cell>
          <table:table-cell office:value-type="float" office:value="15419" calcext:value-type="float">
            <text:p>15419</text:p>
          </table:table-cell>
          <table:table-cell office:value-type="float" office:value="25041" calcext:value-type="float">
            <text:p>25041</text:p>
          </table:table-cell>
          <table:table-cell office:value-type="float" office:value="766" calcext:value-type="float">
            <text:p>766</text:p>
          </table:table-cell>
          <table:table-cell office:value-type="float" office:value="88703" calcext:value-type="float">
            <text:p>88703</text:p>
          </table:table-cell>
          <table:table-cell office:value-type="float" office:value="25124" calcext:value-type="float">
            <text:p>25124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86858" calcext:value-type="float">
            <text:p>86858</text:p>
          </table:table-cell>
        </table:table-row>
        <table:table-row table:style-name="ro1">
          <table:table-cell office:value-type="string" calcext:value-type="string">
            <text:p>1 5.4 GB file</text:p>
          </table:table-cell>
          <table:table-cell/>
          <table:table-cell office:value-type="float" office:value="66338" calcext:value-type="float">
            <text:p>66338</text:p>
          </table:table-cell>
          <table:table-cell office:value-type="float" office:value="102152" calcext:value-type="float">
            <text:p>102152</text:p>
          </table:table-cell>
          <table:table-cell office:value-type="float" office:value="740" calcext:value-type="float">
            <text:p>740</text:p>
          </table:table-cell>
          <table:table-cell office:value-type="float" office:value="130732" calcext:value-type="float">
            <text:p>130732</text:p>
          </table:table-cell>
          <table:table-cell/>
          <table:table-cell office:value-type="float" office:value="75667" calcext:value-type="float">
            <text:p>75667</text:p>
          </table:table-cell>
          <table:table-cell office:value-type="float" office:value="123281" calcext:value-type="float">
            <text:p>123281</text:p>
          </table:table-cell>
          <table:table-cell office:value-type="float" office:value="1068" calcext:value-type="float">
            <text:p>1068</text:p>
          </table:table-cell>
          <table:table-cell office:value-type="float" office:value="71401" calcext:value-type="float">
            <text:p>71401</text:p>
          </table:table-cell>
          <table:table-cell/>
          <table:table-cell office:value-type="float" office:value="108273" calcext:value-type="float">
            <text:p>108273</text:p>
          </table:table-cell>
          <table:table-cell office:value-type="float" office:value="157093" calcext:value-type="float">
            <text:p>157093</text:p>
          </table:table-cell>
          <table:table-cell office:value-type="float" office:value="1393" calcext:value-type="float">
            <text:p>1393</text:p>
          </table:table-cell>
          <table:table-cell office:value-type="float" office:value="676317" calcext:value-type="float">
            <text:p>67631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55539" calcext:value-type="float">
            <text:p>10055539</text:p>
          </table:table-cell>
          <table:table-cell/>
          <table:table-cell office:value-type="float" office:value="2386" calcext:value-type="float">
            <text:p>2386</text:p>
          </table:table-cell>
          <table:table-cell office:value-type="float" office:value="1247892" calcext:value-type="float">
            <text:p>1247892</text:p>
          </table:table-cell>
          <table:table-cell table:number-columns-repeated="3"/>
          <table:table-cell office:value-type="float" office:value="49673" calcext:value-type="float">
            <text:p>49673</text:p>
          </table:table-cell>
          <table:table-cell office:value-type="float" office:value="89314" calcext:value-type="float">
            <text:p>89314</text:p>
          </table:table-cell>
          <table:table-cell office:value-type="float" office:value="1542" calcext:value-type="float">
            <text:p>1542</text:p>
          </table:table-cell>
          <table:table-cell office:value-type="float" office:value="350003" calcext:value-type="float">
            <text:p>350003</text:p>
          </table:table-cell>
          <table:table-cell office:value-type="float" office:value="51973" calcext:value-type="float">
            <text:p>51973</text:p>
          </table:table-cell>
          <table:table-cell office:value-type="float" office:value="84945" calcext:value-type="float">
            <text:p>84945</text:p>
          </table:table-cell>
          <table:table-cell office:value-type="float" office:value="832" calcext:value-type="float">
            <text:p>832</text:p>
          </table:table-cell>
          <table:table-cell office:value-type="float" office:value="284881" calcext:value-type="float">
            <text:p>284881</text:p>
          </table:table-cell>
          <table:table-cell office:value-type="float" office:value="85492" calcext:value-type="float">
            <text:p>85492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310897" calcext:value-type="float">
            <text:p>310897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style-name="ce1"/>
          <table:table-cell table:number-columns-repeated="36"/>
        </table:table-row>
        <table:table-row table:style-name="ro1" table:number-rows-repeated="2">
          <table:table-cell table:number-columns-repeated="37"/>
        </table:table-row>
        <table:table-row table:style-name="ro1" table:number-rows-repeated="6">
          <table:table-cell/>
          <table:table-cell table:style-name="ce2" table:number-columns-repeated="16"/>
          <table:table-cell table:number-columns-repeated="20"/>
        </table:table-row>
        <table:table-row table:style-name="ro1" table:number-rows-repeated="3">
          <table:table-cell table:number-columns-repeated="37"/>
        </table:table-row>
        <table:table-row table:style-name="ro1">
          <table:table-cell table:style-name="ce1"/>
          <table:table-cell table:number-columns-repeated="36"/>
        </table:table-row>
        <table:table-row table:style-name="ro1" table:number-rows-repeated="2">
          <table:table-cell table:number-columns-repeated="37"/>
        </table:table-row>
        <table:table-row table:style-name="ro1" table:number-rows-repeated="6">
          <table:table-cell/>
          <table:table-cell table:style-name="ce3" table:number-columns-repeated="16"/>
          <table:table-cell table:number-columns-repeated="20"/>
        </table:table-row>
        <table:table-row table:style-name="ro1" table:number-rows-repeated="3">
          <table:table-cell table:number-columns-repeated="37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7"/>
        </table:table-row>
        <table:table-row table:style-name="ro1">
          <table:table-cell table:style-name="ce1"/>
          <table:table-cell table:number-columns-repeated="36"/>
        </table:table-row>
        <table:table-row table:style-name="ro1" table:number-rows-repeated="6">
          <table:table-cell table:number-columns-repeated="5"/>
          <table:table-cell table:style-name="ce4" table:number-columns-repeated="3"/>
          <table:table-cell/>
          <table:table-cell table:style-name="ce4" table:number-columns-repeated="3"/>
          <table:table-cell table:number-columns-repeated="25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 table:number-rows-repeated="5">
          <table:table-cell table:number-columns-repeated="5"/>
          <table:table-cell table:style-name="ce4" table:number-columns-repeated="3"/>
          <table:table-cell/>
          <table:table-cell table:style-name="ce4" table:number-columns-repeated="3"/>
          <table:table-cell table:number-columns-repeated="25"/>
        </table:table-row>
        <table:table-row table:style-name="ro1">
          <table:table-cell table:number-columns-repeated="5"/>
          <table:table-cell table:style-name="ce4" table:number-columns-repeated="3"/>
          <table:table-cell/>
          <table:table-cell table:style-name="ce4" table:number-columns-repeated="3"/>
          <table:table-cell table:number-columns-repeated="25"/>
        </table:table-row>
        <calcext:conditional-formats>
          <calcext:conditional-format calcext:target-range-address="Sheet1.B29:Sheet1.Q34">
            <calcext:color-scale>
              <calcext:color-scale-entry calcext:value="0" calcext:type="number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" table:style-name="ta1">
        <table:table-column table:style-name="co2" table:default-cell-style-name="Default"/>
        <table:table-row table:style-name="ro1">
          <table:table-cell office:value-type="float" office:value="26997" calcext:value-type="float">
            <text:p>26997</text:p>
          </table:table-cell>
        </table:table-row>
        <table:table-row table:style-name="ro1">
          <table:table-cell office:value-type="float" office:value="27163" calcext:value-type="float">
            <text:p>27163</text:p>
          </table:table-cell>
        </table:table-row>
        <table:table-row table:style-name="ro1">
          <table:table-cell office:value-type="float" office:value="27736" calcext:value-type="float">
            <text:p>27736</text:p>
          </table:table-cell>
        </table:table-row>
        <table:table-row table:style-name="ro1">
          <table:table-cell office:value-type="float" office:value="27047" calcext:value-type="float">
            <text:p>27047</text:p>
          </table:table-cell>
        </table:table-row>
        <table:table-row table:style-name="ro1">
          <table:table-cell office:value-type="float" office:value="29506" calcext:value-type="float">
            <text:p>29506</text:p>
          </table:table-cell>
        </table:table-row>
        <table:table-row table:style-name="ro1">
          <table:table-cell office:value-type="float" office:value="27123" calcext:value-type="float">
            <text:p>27123</text:p>
          </table:table-cell>
        </table:table-row>
        <table:table-row table:style-name="ro1">
          <table:table-cell office:value-type="float" office:value="27532" calcext:value-type="float">
            <text:p>27532</text:p>
          </table:table-cell>
        </table:table-row>
        <table:table-row table:style-name="ro1">
          <table:table-cell office:value-type="float" office:value="27461" calcext:value-type="float">
            <text:p>27461</text:p>
          </table:table-cell>
        </table:table-row>
        <table:table-row table:style-name="ro1">
          <table:table-cell office:value-type="float" office:value="28510" calcext:value-type="float">
            <text:p>28510</text:p>
          </table:table-cell>
        </table:table-row>
        <table:table-row table:style-name="ro1">
          <table:table-cell office:value-type="float" office:value="28313" calcext:value-type="float">
            <text:p>28313</text:p>
          </table:table-cell>
        </table:table-row>
        <table:table-row table:style-name="ro1">
          <table:table-cell office:value-type="float" office:value="27369" calcext:value-type="float">
            <text:p>27369</text:p>
          </table:table-cell>
        </table:table-row>
        <table:table-row table:style-name="ro1">
          <table:table-cell office:value-type="float" office:value="26990" calcext:value-type="float">
            <text:p>26990</text:p>
          </table:table-cell>
        </table:table-row>
        <table:table-row table:style-name="ro1">
          <table:table-cell office:value-type="float" office:value="27913" calcext:value-type="float">
            <text:p>27913</text:p>
          </table:table-cell>
        </table:table-row>
        <table:table-row table:style-name="ro1">
          <table:table-cell office:value-type="float" office:value="28054" calcext:value-type="float">
            <text:p>28054</text:p>
          </table:table-cell>
        </table:table-row>
        <table:table-row table:style-name="ro1">
          <table:table-cell office:value-type="float" office:value="29950" calcext:value-type="float">
            <text:p>29950</text:p>
          </table:table-cell>
        </table:table-row>
        <table:table-row table:style-name="ro1">
          <table:table-cell office:value-type="float" office:value="27159" calcext:value-type="float">
            <text:p>27159</text:p>
          </table:table-cell>
        </table:table-row>
        <table:table-row table:style-name="ro1">
          <table:table-cell office:value-type="float" office:value="27322" calcext:value-type="float">
            <text:p>27322</text:p>
          </table:table-cell>
        </table:table-row>
        <table:table-row table:style-name="ro1">
          <table:table-cell office:value-type="float" office:value="28742" calcext:value-type="float">
            <text:p>28742</text:p>
          </table:table-cell>
        </table:table-row>
        <table:table-row table:style-name="ro1">
          <table:table-cell office:value-type="float" office:value="27117" calcext:value-type="float">
            <text:p>27117</text:p>
          </table:table-cell>
        </table:table-row>
        <table:table-row table:style-name="ro1">
          <table:table-cell office:value-type="float" office:value="28415" calcext:value-type="float">
            <text:p>28415</text:p>
          </table:table-cell>
        </table:table-row>
        <table:table-row table:style-name="ro1">
          <table:table-cell table:formula="of:=SUM([.A1:.A20])" office:value-type="float" office:value="556419" calcext:value-type="float">
            <text:p>556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/00/0000</text:date>, <text:time style:data-style-name="N2" text:time-value="11:56:51.435785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1:33:55.203475096</meta:creation-date>
    <meta:generator>LibreOffice/5.3.5.2$Linux_X86_64 LibreOffice_project/50d9bf2b0a79cdb85a3814b592608037a682059d</meta:generator>
    <dc:date>2019-12-13T11:59:10.060509541</dc:date>
    <meta:editing-duration>P1DT9H41M4S</meta:editing-duration>
    <meta:editing-cycles>48</meta:editing-cycles>
    <meta:document-statistic meta:table-count="2" meta:cell-count="291" meta:object-count="0"/>
  </office:meta>
</office:document-meta>
</file>